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f2ec" officeooo:paragraph-rsid="0008f2ec"/>
    </style:style>
    <style:style style:name="P2" style:family="paragraph" style:parent-style-name="Standard">
      <style:text-properties officeooo:rsid="000a6d3d" officeooo:paragraph-rsid="000a6d3d"/>
    </style:style>
    <style:style style:name="P3" style:family="paragraph" style:parent-style-name="Standard">
      <style:text-properties officeooo:rsid="000b40dc" officeooo:paragraph-rsid="000b40dc"/>
    </style:style>
    <style:style style:name="P4" style:family="paragraph" style:parent-style-name="Standard">
      <style:text-properties officeooo:rsid="000e293c" officeooo:paragraph-rsid="000e293c"/>
    </style:style>
    <style:style style:name="T1" style:family="text">
      <style:text-properties officeooo:rsid="000a6d3d"/>
    </style:style>
    <style:style style:name="T2" style:family="text">
      <style:text-properties officeooo:rsid="000bba06"/>
    </style:style>
    <style:style style:name="T3" style:family="text">
      <style:text-properties officeooo:rsid="000d026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You’re unlucky tonight.</text:p>
      <text:p text:style-name="P1"/>
      <text:p text:style-name="P1">The binary gods of duality have chosen you to defend honor and employment of all your fellows against the ‘Triple Evils’ aka Stakeholders. By denying the limits of simple mortals you’re ordered to fix all insane bugs and catch <text:span text:style-name="T1">a never ending army of</text:span> exceptions, appearing on you’re screen. </text:p>
      <text:p text:style-name="P1"/>
      <text:p text:style-name="P2">Yet there’s no feeling of distress, nor anxiety. All of a sudden a flash of light breaks through a small basement window and you reach out to this shiny artifact.</text:p>
      <text:p text:style-name="P2">A thundering voice shatters through your ears: <text:s/></text:p>
      <text:p text:style-name="P1"><text:span text:style-name="T1">“W</text:span>ith the power of <text:span text:style-name="T1">this</text:span> dark, <text:span text:style-name="T2">steaming</text:span> pot of <text:span text:style-name="T3">coffee</text:span> you’re weakness shall exceed a<text:span text:style-name="T1">s</text:span> <text:span text:style-name="T1">ordinary programmer.”</text:span></text:p>
      <text:p text:style-name="P1"/>
      <text:p text:style-name="P3">With tears in your eyes you start to smash the keyboard and start to become a LEGEND.</text:p>
      <text:p text:style-name="P3"/>
      <text:p text:style-name="P3"/>
      <text:p text:style-name="P4">HowTo:</text:p>
      <text:p text:style-name="P4"/>
      <text:p text:style-name="P4">Move your mouse to move the editor and try-except-block. </text:p>
      <text:p text:style-name="P4">Left-Click shots a code snippet and you earn points, the more points the higher the level.</text:p>
      <text:p text:style-name="P4">Catch the exceptions before you loose all pots of coffee.</text:p>
      <text:p text:style-name="P4">With every Level-UP you earn a coffee pot and if you don’t catch it you loose 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30T13:27:13.934150558</meta:creation-date>
    <dc:date>2018-03-30T13:50:43.438733460</dc:date>
    <meta:editing-duration>PT13M18S</meta:editing-duration>
    <meta:editing-cycles>5</meta:editing-cycles>
    <meta:generator>LibreOffice/5.4.5.1$Linux_X86_64 LibreOffice_project/40m0$Build-1</meta:generator>
    <meta:document-statistic meta:table-count="0" meta:image-count="0" meta:object-count="0" meta:page-count="1" meta:paragraph-count="11" meta:word-count="176" meta:character-count="1005" meta:non-whitespace-character-count="836"/>
  </office:meta>
</office:document-meta>
</file>